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mily-generic="system" style:font-pitch="variable"/>
    <style:font-face style:name="JetBrains Mono" svg:font-family="'JetBrains Mono'" style:font-family-generic="moder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946cm"/>
    </style:style>
    <style:style style:name="co3" style:family="table-column">
      <style:table-column-properties fo:break-before="auto" style:column-width="7.899cm"/>
    </style:style>
    <style:style style:name="co4" style:family="table-column">
      <style:table-column-properties fo:break-before="auto" style:column-width="5.011cm"/>
    </style:style>
    <style:style style:name="co5" style:family="table-column">
      <style:table-column-properties fo:break-before="auto" style:column-width="3.895cm"/>
    </style:style>
    <style:style style:name="co6" style:family="table-column">
      <style:table-column-properties fo:break-before="auto" style:column-width="3.649cm"/>
    </style:style>
    <style:style style:name="co7" style:family="table-column">
      <style:table-column-properties fo:break-before="auto" style:column-width="4.576cm"/>
    </style:style>
    <style:style style:name="co8" style:family="table-column">
      <style:table-column-properties fo:break-before="auto" style:column-width="4.249cm"/>
    </style:style>
    <style:style style:name="co9" style:family="table-column">
      <style:table-column-properties fo:break-before="auto" style:column-width="6.863cm"/>
    </style:style>
    <style:style style:name="co10" style:family="table-column">
      <style:table-column-properties fo:break-before="auto" style:column-width="1.662cm"/>
    </style:style>
    <style:style style:name="co11" style:family="table-column">
      <style:table-column-properties fo:break-before="auto" style:column-width="5.23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10.319cm" fo:break-before="auto" style:use-optimal-row-height="true"/>
    </style:style>
    <style:style style:name="ro11" style:family="table-row">
      <style:table-row-properties style:row-height="5.528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4.396cm" fo:break-before="auto" style:use-optimal-row-height="true"/>
    </style:style>
    <style:style style:name="ro14" style:family="table-row">
      <style:table-row-properties style:row-height="6.765cm" fo:break-before="auto" style:use-optimal-row-height="true"/>
    </style:style>
    <style:style style:name="ro15" style:family="table-row">
      <style:table-row-properties style:row-height="21.772cm" fo:break-before="auto" style:use-optimal-row-height="true"/>
    </style:style>
    <style:style style:name="ro16" style:family="table-row">
      <style:table-row-properties style:row-height="17.822cm" fo:break-before="auto" style:use-optimal-row-height="true"/>
    </style:style>
    <style:style style:name="ro17" style:family="table-row">
      <style:table-row-properties style:row-height="11.504cm" fo:break-before="auto" style:use-optimal-row-height="true"/>
    </style:style>
    <style:style style:name="ro18" style:family="table-row">
      <style:table-row-properties style:row-height="9.135cm" fo:break-before="auto" style:use-optimal-row-height="true"/>
    </style:style>
    <style:style style:name="ro19" style:family="table-row">
      <style:table-row-properties style:row-height="5.581cm" fo:break-before="auto" style:use-optimal-row-height="true"/>
    </style:style>
    <style:style style:name="ro20" style:family="table-row">
      <style:table-row-properties style:row-height="4.001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6.369cm" fo:break-before="auto" style:use-optimal-row-height="true"/>
    </style:style>
    <style:style style:name="ro23" style:family="table-row">
      <style:table-row-properties style:row-height="3.395cm" fo:break-before="auto" style:use-optimal-row-height="false"/>
    </style:style>
    <style:style style:name="ro24" style:family="table-row">
      <style:table-row-properties style:row-height="12.689cm" fo:break-before="auto" style:use-optimal-row-height="true"/>
    </style:style>
    <style:style style:name="ro25" style:family="table-row">
      <style:table-row-properties style:row-height="7.555cm" fo:break-before="auto" style:use-optimal-row-height="true"/>
    </style:style>
    <style:style style:name="ro26" style:family="table-row">
      <style:table-row-properties style:row-height="8.581cm" fo:break-before="auto" style:use-optimal-row-height="true"/>
    </style:style>
    <style:style style:name="ro27" style:family="table-row">
      <style:table-row-properties style:row-height="10.714cm" fo:break-before="auto" style:use-optimal-row-height="true"/>
    </style:style>
    <style:style style:name="ro28" style:family="table-row">
      <style:table-row-properties style:row-height="9.924cm" fo:break-before="auto" style:use-optimal-row-height="true"/>
    </style:style>
    <style:style style:name="ro29" style:family="table-row">
      <style:table-row-properties style:row-height="11.899cm" fo:break-before="auto" style:use-optimal-row-height="true"/>
    </style:style>
    <style:style style:name="ro30" style:family="table-row">
      <style:table-row-properties style:row-height="7.16cm" fo:break-before="auto" style:use-optimal-row-height="true"/>
    </style:style>
    <style:style style:name="ro31"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1pt" fo:language="en" fo:country="CA" fo:font-style="normal" fo:text-shadow="none" style:text-underline-style="none" fo:font-weight="normal" style:text-underline-mode="continuous" style:text-overline-mode="continuous" style:text-line-through-mode="continuous" style:font-name-asian="Cantarell"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font-name="Liberation Sans" style:font-name-asian="Liberation Mono" style:font-name-complex="Liberation Mono"/>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CA"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20" style:family="table-cell" style:parent-style-name="Default">
      <style:text-properties style:font-name="Liberation Sans"/>
    </style:style>
    <style:style style:name="ce8" style:family="table-cell" style:parent-style-name="Default">
      <style:text-properties fo:color="#61afef"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5pt" fo:language="en" fo:country="CA" fo:font-style="normal" fo:text-shadow="none" style:text-underline-style="none" fo:font-weight="normal" style:text-underline-mode="continuous" style:text-overline-mode="continuous" style:text-line-through-mode="continuous" style:font-name-asian="Cantarell" style:font-size-asian="10.5pt" style:language-asian="zh" style:country-asian="CN" style:font-style-asian="normal" style:font-weight-asian="normal" style:font-name-complex="Noto Sans Arabic" style:font-size-complex="10.5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font-name="Liberation Serif" style:font-name-asian="Cantarell" style:font-name-complex="Noto Sans Arabic"/>
    </style:style>
    <style:style style:name="ce22" style:family="table-cell" style:parent-style-name="Default">
      <style:table-cell-properties fo:background-color="#ffd8ce" style:text-align-source="fix" style:repeat-content="false" style:vertical-align="middle"/>
      <style:paragraph-properties fo:text-align="center"/>
      <style:text-properties fo:font-size="12pt" style:font-size-asian="12pt" style:font-size-complex="12pt"/>
    </style:style>
    <style:style style:name="ce24" style:family="table-cell" style:parent-style-name="Default">
      <style:table-cell-properties fo:wrap-option="wrap" style:vertical-align="middle"/>
      <style:text-properties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1pt" fo:language="en" fo:country="CA" fo:font-style="normal" fo:text-shadow="none" style:text-underline-style="none" fo:font-weight="normal" style:text-underline-mode="continuous" style:text-overline-mode="continuous" style:text-line-through-mode="continuous" style:font-name-asian="Cantarell"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vertical-align="middle"/>
      <style:paragraph-properties fo:text-align="center"/>
    </style:style>
    <style:style style:name="ce28" style:family="table-cell" style:parent-style-name="Default">
      <style:table-cell-properties fo:background-color="#ffd8ce" style:text-align-source="fix" style:repeat-content="false" style:vertical-align="bottom"/>
      <style:paragraph-properties fo:text-align="center" fo:margin-left="0cm"/>
      <style:text-properties fo:font-size="12pt" fo:font-weight="bold" style:font-size-asian="12pt" style:font-weight-asian="bold" style:font-size-complex="12pt" style:font-weight-complex="bold"/>
    </style:style>
    <style:style style:name="ce29" style:family="table-cell" style:parent-style-name="Default">
      <style:table-cell-properties fo:background-color="#ffd8ce"/>
    </style:style>
    <style:style style:name="ce30" style:family="table-cell" style:parent-style-name="Default">
      <style:table-cell-properties fo:wrap-option="wrap" style:vertical-align="middle"/>
    </style:style>
    <style:style style:name="T1" style:family="text">
      <style:text-properties fo:color="#abb2bf" fo:font-size="10pt" fo:font-weight="normal" fo:font-style="normal" style:font-size-asian="10pt" style:font-size-complex="10pt" style:font-weight-asian="normal" style:font-weight-complex="normal" style:font-style-asian="normal" style:font-style-complex="normal"/>
    </style:style>
    <style:style style:name="T2" style:family="text">
      <style:text-properties fo:font-size="10pt" fo:font-weight="normal" fo:font-style="normal" style:font-size-asian="10pt" style:font-size-complex="10pt" style:font-weight-asian="normal" style:font-weight-complex="normal" style:font-style-asian="normal" style:font-style-complex="normal" fo:color="#e8ba36"/>
    </style:style>
    <style:style style:name="T3" style:family="text">
      <style:text-properties fo:font-size="10pt" fo:font-weight="normal" fo:font-style="normal" style:font-size-asian="10pt" style:font-size-complex="10pt" style:font-weight-asian="normal" style:font-weight-complex="normal" style:font-style-asian="normal" style:font-style-complex="normal" fo:color="#abb2bf"/>
    </style:style>
  </office:automatic-styles>
  <office:body>
    <office:spreadsheet>
      <table:calculation-settings table:automatic-find-labels="false" table:use-regular-expressions="false" table:use-wildcards="true"/>
      <table:table table:name="ground" table:style-name="ta1">
        <table:table-column table:style-name="co1" table:number-columns-repeated="2" table:default-cell-style-name="Default"/>
        <table:table-column table:style-name="co2" table:default-cell-style-name="ce7"/>
        <table:table-column table:style-name="co1" table:number-columns-repeated="2" table:default-cell-style-name="Default"/>
        <table:table-column table:style-name="co3" table:default-cell-style-name="ce7"/>
        <table:table-row table:style-name="ro1">
          <table:table-cell/>
          <table:table-cell table:style-name="ce2" office:value-type="string" calcext:value-type="string">
            <text:p>#</text:p>
          </table:table-cell>
          <table:table-cell table:style-name="ce2" office:value-type="string" calcext:value-type="string">
            <text:p>consulta</text:p>
          </table:table-cell>
          <table:table-cell table:style-name="ce2" office:value-type="string" calcext:value-type="string">
            <text:p>tipo</text:p>
          </table:table-cell>
          <table:table-cell table:style-name="ce2" office:value-type="string" calcext:value-type="string">
            <text:p>fragmentos</text:p>
          </table:table-cell>
          <table:table-cell table:style-name="ce2" office:value-type="string" calcext:value-type="string">
            <text:p>respuesta <text:s/>ideal</text:p>
          </table:table-cell>
        </table:table-row>
        <table:table-row table:style-name="ro2">
          <table:table-cell/>
          <table:table-cell office:value-type="float" office:value="1" calcext:value-type="float">
            <text:p>1</text:p>
          </table:table-cell>
          <table:table-cell table:style-name="ce4" office:value-type="string" calcext:value-type="string">
            <text:p>¿Qué porcentaje de positividad (RT-qPCR) reportó el estudio masivo en 15 cantones de Manabí entre agosto y septiembre de 2020, y cuántas personas fueron evaluadas?</text:p>
          </table:table-cell>
          <table:table-cell office:value-type="string" calcext:value-type="string">
            <text:p>single hop</text:p>
          </table:table-cell>
          <table:table-cell table:style-name="ce8" office:value-type="string" calcext:value-type="string">
            <text:p>2834-0</text:p>
          </table:table-cell>
          <table:table-cell table:style-name="ce19" office:value-type="string" calcext:value-type="string">
            <text:p>La tasa global de infección por SARS-CoV-2 encontrada en la provincia de Manabí fue 16.13 %, según los resultados del estudio realizado entre agosto y septiembre de 2020 mediante pruebas RT-qPCR a 4 003 personas de 15 cantones.</text:p>
          </table:table-cell>
        </table:table-row>
        <table:table-row table:style-name="ro3">
          <table:table-cell/>
          <table:table-cell office:value-type="float" office:value="2" calcext:value-type="float">
            <text:p>2</text:p>
          </table:table-cell>
          <table:table-cell table:style-name="ce5" office:value-type="string" calcext:value-type="string">
            <text:p>¿Qué variables clínicas aparecen como más influyentes en la predicción de mortalidad por COVID-19 en Ecuador?</text:p>
          </table:table-cell>
          <table:table-cell office:value-type="string" calcext:value-type="string">
            <text:p>single hop</text:p>
          </table:table-cell>
          <table:table-cell table:style-name="ce9" office:value-type="string" calcext:value-type="string">
            <text:p>8419-0</text:p>
          </table:table-cell>
          <table:table-cell table:style-name="ce9" office:value-type="string" calcext:value-type="string">
            <text:p>Las variables más influyentes en la mortalidad hospitalaria por COVID-19 en Ecuador son: edad avanzada (especialmente ≥75 años), sexo masculino, vivir en áreas rurales, recibir atención en centros de salud públicos y residir a baja altitud.</text:p>
          </table:table-cell>
        </table:table-row>
        <table:table-row table:style-name="ro4">
          <table:table-cell/>
          <table:table-cell office:value-type="float" office:value="3" calcext:value-type="float">
            <text:p>3</text:p>
          </table:table-cell>
          <table:table-cell table:style-name="ce17" office:value-type="string" calcext:value-type="string">
            <text:p><text:s/>¿Qué técnica se utilizó para el análisis de sentimiento en Twitter en Ecuador durante la pandemia de COVID-19?</text:p>
          </table:table-cell>
          <table:table-cell table:style-name="ce20" office:value-type="string" calcext:value-type="string">
            <text:p>single hop</text:p>
          </table:table-cell>
          <table:table-cell table:style-name="ce23" office:value-type="string" calcext:value-type="string">
            <text:p>5301-0</text:p>
          </table:table-cell>
          <table:table-cell table:style-name="ce23" office:value-type="string" calcext:value-type="string">
            <text:p>El análisis de sentimiento en Twitter en Ecuador durante la pandemia de COVID-19 se realizó mediante la clasificación automática de tweets en categorías de polaridad (positivo/negativo) y emociones (ej. alegría, tristeza). El artículo 5301-0 reporta este tipo de clasificación, aunque no específica el algoritmo usado</text:p>
          </table:table-cell>
        </table:table-row>
        <table:table-row table:style-name="ro5">
          <table:table-cell/>
          <table:table-cell office:value-type="float" office:value="4" calcext:value-type="float">
            <text:p>4</text:p>
          </table:table-cell>
          <table:table-cell table:style-name="ce11" office:value-type="string" calcext:value-type="string">
            <text:p>¿Qué es el learning rate y cómo afecta la convergencia del descenso por gradiente?</text:p>
          </table:table-cell>
          <table:table-cell office:value-type="string" calcext:value-type="string">
            <text:p>single hop</text:p>
          </table:table-cell>
          <table:table-cell table:style-name="ce9" office:value-type="string" calcext:value-type="string">
            <text:p>4002-0</text:p>
          </table:table-cell>
          <table:table-cell office:value-type="string" calcext:value-type="string">
            <text:p>El learning rate, o tasa de aprendizaje, es un hiperparámetro clave en los algoritmos de descenso por gradiente, que determina el tamaño del paso que se da al actualizar los parámetros del modelo en cada iteración. Un learning rate demasiado alto puede hacer que el algoritmo no converja o diverja, mientras que un learning rate muy bajo puede volver el entrenamiento excesivamente lento y puede hacer que el modelo quede atrapado en mínimos locales. Un valor adecuado de learning rate permite lograr una convergencia eficiente y estable hacia una solución óptima.</text:p>
          </table:table-cell>
        </table:table-row>
        <table:table-row table:style-name="ro6">
          <table:table-cell/>
          <table:table-cell office:value-type="float" office:value="5" calcext:value-type="float">
            <text:p>5</text:p>
          </table:table-cell>
          <table:table-cell office:value-type="string" calcext:value-type="string">
            <text:p>¿Qué tasa de retroceso glacial se reporta para el Antisana?</text:p>
          </table:table-cell>
          <table:table-cell office:value-type="string" calcext:value-type="string">
            <text:p>single hop</text:p>
          </table:table-cell>
          <table:table-cell office:value-type="string" calcext:value-type="string">
            <text:p>7083-0</text:p>
          </table:table-cell>
          <table:table-cell office:value-type="string" calcext:value-type="string">
            <text:p>El estudio del glaciar Antisana reporta tasas variables de retroceso entre 1956 y 2016. Hubo períodos de fuerte pérdida de masa, como 1956-1964 (-0.72 m w.e./año) y 1979-1997 (-0.82 m w.e./año), y períodos de menor retroceso, como 1965-1978 (-0.10 m w.e./año) y 1998-2016 (-0.26 m w.e./año). En total, se redujo el 42% de la superficie del casquete glaciar durante el periodo analizado.</text:p>
          </table:table-cell>
        </table:table-row>
        <table:table-row table:style-name="ro7">
          <table:table-cell/>
          <table:table-cell office:value-type="float" office:value="6" calcext:value-type="float">
            <text:p>6</text:p>
          </table:table-cell>
          <table:table-cell office:value-type="string" calcext:value-type="string">
            <text:p>¿Qué especie de manglar domina en estuarios ecuatorianos y qué servicio ecosistémico crítico se cuantifica ante escenarios de aumento del nivel del mar?</text:p>
          </table:table-cell>
          <table:table-cell office:value-type="string" calcext:value-type="string">
            <text:p>Multi-hop</text:p>
          </table:table-cell>
          <table:table-cell table:style-name="ce7" office:value-type="string" calcext:value-type="string">
            <text:p>10353-0, 17817-0, 8630-0</text:p>
          </table:table-cell>
          <table:table-cell table:style-name="ce25" office:value-type="string" calcext:value-type="string">
            <text:p>En los estuarios ecuatorianos, el corpus no identifica explícitamente la especie dominante. Los servicios mejor documentados son la función de guardería pesquera y la filtración/detoxificación del agua (p. ej., en el Guayas), además de valores recreativos/económicos (Majagual). No hay cuantificación bajo escenarios de aumento del nivel del mar en los fragmentos disponibles.</text:p>
          </table:table-cell>
        </table:table-row>
        <table:table-row table:style-name="ro4">
          <table:table-cell/>
          <table:table-cell office:value-type="float" office:value="7" calcext:value-type="float">
            <text:p>7</text:p>
          </table:table-cell>
          <table:table-cell office:value-type="string" calcext:value-type="string">
            <text:p>¿Qué impacto combinado de El Niño y el calentamiento de largo plazo se reporta sobre la pesquería frente a la costa ecuatoriana?</text:p>
          </table:table-cell>
          <table:table-cell office:value-type="string" calcext:value-type="string">
            <text:p>Multi-hop</text:p>
          </table:table-cell>
          <table:table-cell table:style-name="ce7" office:value-type="string" calcext:value-type="string">
            <text:p>20496-0 ; 930-0 ; 10991-0</text:p>
          </table:table-cell>
          <table:table-cell office:value-type="string" calcext:value-type="string">
            <text:p>El Niño intensificado por el calentamiento genera eventos más extremos que elevan el nivel del mar, causan lluvias torrenciales y reducen la productividad y estabilidad de la pesquería ecuatoriana; las comunidades costeras responden con adaptación y diversificación de sus medios de vida.</text:p>
          </table:table-cell>
        </table:table-row>
        <table:table-row table:style-name="ro2">
          <table:table-cell/>
          <table:table-cell office:value-type="float" office:value="8" calcext:value-type="float">
            <text:p>8</text:p>
          </table:table-cell>
          <table:table-cell office:value-type="string" calcext:value-type="string">
            <text:p>¿Cómo combinan los estudios de capacidad de carga y las reglas de uso para mitigar impactos en senderos y playas?</text:p>
          </table:table-cell>
          <table:table-cell office:value-type="string" calcext:value-type="string">
            <text:p>Multi-hop</text:p>
          </table:table-cell>
          <table:table-cell table:style-name="ce7" office:value-type="string" calcext:value-type="string">
            <text:p>394-0 ; [PENDIENTE_CAPACIDAD_CARGA]</text:p>
          </table:table-cell>
          <table:table-cell office:value-type="string" calcext:value-type="string">
            <text:p>En Galápagos, el monitoreo de uso/impactos con indicadores alimenta una gestión adaptativa que ajusta reglas operativas (p. ej., regulación de uso de senderos/playas) para mitigar impactos; el corpus no incluye una estimación formal de capacidad de carga.</text:p>
          </table:table-cell>
        </table:table-row>
        <table:table-row table:style-name="ro4">
          <table:table-cell/>
          <table:table-cell office:value-type="float" office:value="9" calcext:value-type="float">
            <text:p>9</text:p>
          </table:table-cell>
          <table:table-cell office:value-type="string" calcext:value-type="string">
            <text:p>¿Qué relación existe entre procesos de internacionalización y el fortalecimiento de posgrados e investigación?</text:p>
          </table:table-cell>
          <table:table-cell office:value-type="string" calcext:value-type="string">
            <text:p>Multi-hop</text:p>
          </table:table-cell>
          <table:table-cell table:style-name="ce7" office:value-type="string" calcext:value-type="string">
            <text:p>7430-0; 19950-0; 15433-0; 19184-0; 20562-0; 292-0; 826-1</text:p>
          </table:table-cell>
          <table:table-cell office:value-type="string" calcext:value-type="string">
            <text:p>La internacionalización, vía acuerdos/redes y su integración curricular con TIC, eleva estándares, participación y colaboración; pero su impacto en posgrados e investigación ocurre si se acompaña de capital humano/estructural sólido y más I+D, que es lo que se vincula con mejor desempeño innovador.</text:p>
          </table:table-cell>
        </table:table-row>
        <table:table-row table:style-name="ro7">
          <table:table-cell/>
          <table:table-cell office:value-type="float" office:value="10" calcext:value-type="float">
            <text:p>10</text:p>
          </table:table-cell>
          <table:table-cell office:value-type="string" calcext:value-type="string">
            <text:p>¿De qué manera se conectan las rutas de navegación turística y la zonificación de la Reserva Marina con el avistamiento de megafauna?</text:p>
          </table:table-cell>
          <table:table-cell office:value-type="string" calcext:value-type="string">
            <text:p>Multi-hop</text:p>
          </table:table-cell>
          <table:table-cell table:style-name="ce7" office:value-type="string" calcext:value-type="string">
            <text:p>3106-0; 4044-0; 17631-0; 5909-0; 13560-0; 826-1</text:p>
          </table:table-cell>
          <table:table-cell office:value-type="string" calcext:value-type="string">
            <text:p>Las rutas se diseñan para cruzar hotspots y corredores definidos por la zonificación (no-take/KBAs) y la telemetría de megafauna, aplicando velocidad/buffers/cupos/cierres y geoeducación; la zonificación fija el “dónde/cuándo”, las rutas optimizan el “cómo” ver sin perturbar, con monitoreo estandarizado para ajuste adaptativo.</text:p>
          </table:table-cell>
        </table:table-row>
        <table:table-row table:style-name="ro8">
          <table:table-cell/>
          <table:table-cell office:value-type="float" office:value="11" calcext:value-type="float">
            <text:p>11</text:p>
          </table:table-cell>
          <table:table-cell office:value-type="string" calcext:value-type="string">
            <text:p>¿Cuántas dosis de refuerzo se administraron el 31 de octubre de 2025 por cantón en Ecuador?</text:p>
          </table:table-cell>
          <table:table-cell office:value-type="string" calcext:value-type="string">
            <text:p>no answer</text:p>
          </table:table-cell>
          <table:table-cell office:value-type="string" calcext:value-type="string">
            <text:p>n/a</text:p>
          </table:table-cell>
          <table:table-cell office:value-type="string" calcext:value-type="string">
            <text:p>El corpus no contiene datos operativos por cantón ni series diarias de refuerzos para 31-oct-2025. Esa información requeriría registros administrativos del MSP</text:p>
          </table:table-cell>
        </table:table-row>
        <table:table-row table:style-name="ro8">
          <table:table-cell/>
          <table:table-cell office:value-type="float" office:value="12" calcext:value-type="float">
            <text:p>12</text:p>
          </table:table-cell>
          <table:table-cell office:value-type="string" calcext:value-type="string">
            <text:p>¿Qué es el gradient clipping y cuándo se utiliza?</text:p>
          </table:table-cell>
          <table:table-cell office:value-type="string" calcext:value-type="string">
            <text:p>no answer</text:p>
          </table:table-cell>
          <table:table-cell office:value-type="string" calcext:value-type="string">
            <text:p>n/a</text:p>
          </table:table-cell>
          <table:table-cell office:value-type="string" calcext:value-type="string">
            <text:p>El corpus no contiene fragmentos que describan técnicas de entrenamiento de redes neuronales o gradient clipping. Para responder, se requeriría una fuente externa sobre aprendizaje profundo.</text:p>
          </table:table-cell>
        </table:table-row>
        <table:table-row table:style-name="ro2">
          <table:table-cell/>
          <table:table-cell office:value-type="float" office:value="13" calcext:value-type="float">
            <text:p>13</text:p>
          </table:table-cell>
          <table:table-cell office:value-type="string" calcext:value-type="string">
            <text:p>¿Cuántos milímetros subirá el nivel del mar en Esmeraldas cada año entre 2026 y 2050 ?</text:p>
          </table:table-cell>
          <table:table-cell office:value-type="string" calcext:value-type="string">
            <text:p>no answer</text:p>
          </table:table-cell>
          <table:table-cell office:value-type="string" calcext:value-type="string">
            <text:p>n/a</text:p>
          </table:table-cell>
          <table:table-cell office:value-type="string" calcext:value-type="string">
            <text:p>El corpus no contiene proyecciones anuales 2026–2050 del nivel del mar para Esmeraldas; los documentos listados tratan otros temas (p. ej., ENSO y niveles extremos, crecimiento urbano, correcciones editoriales), pero no tasas de ascenso anual.</text:p>
          </table:table-cell>
        </table:table-row>
        <table:table-row table:style-name="ro4">
          <table:table-cell/>
          <table:table-cell office:value-type="float" office:value="14" calcext:value-type="float">
            <text:p>14</text:p>
          </table:table-cell>
          <table:table-cell office:value-type="string" calcext:value-type="string">
            <text:p>¿Cuál es la tasa de empleabilidad por egresado individual y su salario ? </text:p>
          </table:table-cell>
          <table:table-cell office:value-type="string" calcext:value-type="string">
            <text:p>no answer</text:p>
          </table:table-cell>
          <table:table-cell office:value-type="string" calcext:value-type="string">
            <text:p>n/a</text:p>
          </table:table-cell>
          <table:table-cell office:value-type="string" calcext:value-type="string">
            <text:p>La métrica pedida es “por egresado individual”, que no existe en el corpus; los textos disponibles reportan estadísticas agregadas por cohorte/área (p. ej., nutricionistas: empleo y salario modal ~USD 800/mes; caso de economía agrícola: brecha salarial), no tasas ni salarios a nivel individual. El sistema debe abstenerse.</text:p>
          </table:table-cell>
        </table:table-row>
        <table:table-row table:style-name="ro4">
          <table:table-cell/>
          <table:table-cell office:value-type="float" office:value="15" calcext:value-type="float">
            <text:p>15</text:p>
          </table:table-cell>
          <table:table-cell office:value-type="string" calcext:value-type="string">
            <text:p>¿Cuántos milímetros <text:s/>de lluvia cayeron en cada barrio del país en cada día de 2024?</text:p>
          </table:table-cell>
          <table:table-cell office:value-type="string" calcext:value-type="string">
            <text:p>no answer</text:p>
          </table:table-cell>
          <table:table-cell office:value-type="string" calcext:value-type="string">
            <text:p>n/a</text:p>
          </table:table-cell>
          <table:table-cell office:value-type="string" calcext:value-type="string">
            <text:p>El corpus contiene estudios climáticos/regionales (p. ej., ciclos diurnos 2014–2019, eventos ENSO, diagnósticos AERONET) pero no registros diarios 2024 a resolución “barrio” ni una serie nacional homogénea por día. La pregunta exige datos de alta granularidad espacial y temporal que no están en los textos.</text:p>
          </table:table-cell>
        </table:table-row>
      </table:table>
      <table:table table:name="llm" table:style-name="ta1">
        <table:table-column table:style-name="co1" table:number-columns-repeated="2" table:default-cell-style-name="Default"/>
        <table:table-column table:style-name="co4" table:default-cell-style-name="ce7"/>
        <table:table-column table:style-name="co5" table:default-cell-style-name="Default"/>
        <table:table-column table:style-name="co6" table:default-cell-style-name="ce7"/>
        <table:table-column table:style-name="co1" table:default-cell-style-name="ce27"/>
        <table:table-column table:style-name="co1" table:default-cell-style-name="Default"/>
        <table:table-column table:style-name="co7" table:default-cell-style-name="Default"/>
        <table:table-row table:style-name="ro1">
          <table:table-cell table:number-columns-repeated="2"/>
          <table:table-cell table:style-name="Default"/>
          <table:table-cell/>
          <table:table-cell table:style-name="Default" table:number-columns-repeated="2"/>
          <table:table-cell table:number-columns-repeated="2"/>
        </table:table-row>
        <table:table-row table:style-name="ro9">
          <table:table-cell/>
          <table:table-cell table:style-name="ce22" office:value-type="string" calcext:value-type="string" table:number-columns-spanned="7" table:number-rows-spanned="1">
            <text:p>LLM</text:p>
          </table:table-cell>
          <table:covered-table-cell table:style-name="Default"/>
          <table:covered-table-cell/>
          <table:covered-table-cell table:number-columns-repeated="2" table:style-name="Default"/>
          <table:covered-table-cell table:number-columns-repeated="2"/>
        </table:table-row>
        <table:table-row table:style-name="ro1">
          <table:table-cell table:number-columns-repeated="2"/>
          <table:table-cell table:style-name="Default" office:value-type="string" calcext:value-type="string">
            <text:p>consulta</text:p>
          </table:table-cell>
          <table:table-cell office:value-type="string" calcext:value-type="string">
            <text:p>tipo</text:p>
          </table:table-cell>
          <table:table-cell table:style-name="Default" office:value-type="string" calcext:value-type="string">
            <text:p>observacion</text:p>
          </table:table-cell>
          <table:table-cell table:style-name="Default" office:value-type="string" calcext:value-type="string">
            <text:p>respuesta <text:s/>ideal</text:p>
          </table:table-cell>
          <table:table-cell table:number-columns-repeated="2"/>
        </table:table-row>
        <table:table-row table:style-name="ro10">
          <table:table-cell table:number-columns-repeated="2"/>
          <table:table-cell table:style-name="ce24" office:value-type="string" calcext:value-type="string">
            <text:p><text:span text:style-name="T1">¿Qué porcentaje de positividad </text:span><text:span text:style-name="T2">(</text:span><text:span text:style-name="T3">RT-qPCR</text:span><text:span text:style-name="T2">) </text:span><text:span text:style-name="T3">reportó el estudio masivo en 15 cantones de Manabí entre agosto y septiembre de 2020, y cuántas personas fueron evaluadas?</text:span></text:p>
          </table:table-cell>
          <table:table-cell/>
          <table:table-cell office:value-type="string" calcext:value-type="string">
            <text:p>No tiene links validos</text:p>
          </table:table-cell>
          <table:table-cell office:value-type="string" calcext:value-type="string" table:number-columns-spanned="3" table:number-rows-spanned="1">
            <text:p>Según el estudio masivo realizado en Manabí entre agosto y septiembre de 2020, reportado en la publicación de *Scientific Reports* (Rodríguez-González et al., 2020), los resultados clave con respecto a la positividad del RT-qPCR son los siguientes: <text:s/>• Porcentaje de Positividad: El estudio reportó un porcentaje de positividad general del 44.6% para las pruebas realizadas en los 15 cantones de Manabí. <text:s/>• Número de Personas Evaluadas: <text:s/>Se evaluaron 20,249 individuos mediante RT-qPCR. <text:s/>• Número de Resultados Positivos: De los 20,249 individuos evaluados, 8,993 resultaron positivos para SARS-CoV-2. <text:s/>Detalles adicionales del estudio: <text:s/>• Cobertura Geográfica: El estudio abarcó 15 cantones de Manabí, Ecuador. • Método de Muestreo: <text:s/>Se utilizó un diseño de muestreo estratificado, <text:s/>considerando la densidad poblacional de cada canton. • Características de la Cohorte: La cohorte incluía pacientes con síntomas respiratorios, contactos de casos confirmados, y personal de salud. <text:s/>Importancia de la Positividad: <text:s/>Un porcentaje de positividad del 44.6% es relativamente alto en comparación con otros estudios realizados en diferentes países. <text:s/>Esto sugiere que la transmisión del virus era muy generalizada en Manabí durante ese período. <text:s/>Es importante considerar que este resultado se obtuvo durante el pico de la pandemia en Ecuador.</text:p>
          </table:table-cell>
          <table:covered-table-cell table:number-columns-repeated="2"/>
        </table:table-row>
        <table:table-row table:style-name="ro11">
          <table:table-cell table:number-columns-repeated="2"/>
          <table:table-cell table:style-name="ce26" office:value-type="string" calcext:value-type="string">
            <text:p>¿Qué variables clínicas aparecen como más influyentes en la predicción de mortalidad por COVID-19 en Ecuador?</text:p>
          </table:table-cell>
          <table:table-cell office:value-type="string" calcext:value-type="string">
            <text:p>single hop</text:p>
          </table:table-cell>
          <table:table-cell office:value-type="string" calcext:value-type="string">
            <text:p>No tiene links validos</text:p>
          </table:table-cell>
          <table:table-cell office:value-type="string" calcext:value-type="string" table:number-columns-spanned="3" table:number-rows-spanned="1">
            <text:p>Durante la pandemia de COVID-19 en Ecuador, el análisis de sentimiento en Twitter fue abordado principalmente utilizando técnicas de Procesamiento del Lenguaje Natural (PNL) y Aprendizaje Automático (Machine Learning). <text:s/>Si bien no hubo un único enfoque dominante, la técnica más extendida y con mayor evidencia de resultados fue la basada en Modelos de Palabras Representadas (Word Embeddings), específicamente Word2Vec.</text:p>
          </table:table-cell>
          <table:covered-table-cell table:number-columns-repeated="2"/>
        </table:table-row>
        <table:table-row table:style-name="ro12">
          <table:table-cell table:number-columns-repeated="2"/>
          <table:table-cell table:style-name="ce17" office:value-type="string" calcext:value-type="string">
            <text:p><text:s/>¿Qué técnica se utilizó para el análisis de sentimiento en Twitter en Ecuador durante la pandemia de COVID-19?</text:p>
          </table:table-cell>
          <table:table-cell table:style-name="ce20" office:value-type="string" calcext:value-type="string">
            <text:p>single hop</text:p>
          </table:table-cell>
          <table:table-cell office:value-type="string" calcext:value-type="string">
            <text:p>No tiene links validos</text:p>
          </table:table-cell>
          <table:table-cell office:value-type="string" calcext:value-type="string" table:number-columns-spanned="3" table:number-rows-spanned="1">
            <text:p>Durante la pandemia de COVID-19 en Ecuador, el análisis de sentimiento en Twitter fue abordado principalmente utilizando técnicas de Procesamiento del Lenguaje Natural (PNL) y Aprendizaje Automático (Machine Learning). <text:s/>Si bien no hubo un único enfoque dominante, la técnica más extendida y con mayor evidencia de resultados fue la basada en Modelos de Palabras Representadas (Word Embeddings), específicamente Word2Vec.</text:p>
          </table:table-cell>
          <table:covered-table-cell table:number-columns-repeated="2"/>
        </table:table-row>
        <table:table-row table:style-name="ro13">
          <table:table-cell table:number-columns-repeated="2"/>
          <table:table-cell table:style-name="ce11" office:value-type="string" calcext:value-type="string">
            <text:p>¿Qué es el learning rate y cómo afecta la convergencia del descenso por gradiente?</text:p>
          </table:table-cell>
          <table:table-cell office:value-type="string" calcext:value-type="string">
            <text:p>single hop</text:p>
          </table:table-cell>
          <table:table-cell office:value-type="string" calcext:value-type="string">
            <text:p>No tiene links validos</text:p>
          </table:table-cell>
          <table:table-cell office:value-type="string" calcext:value-type="string" table:number-columns-spanned="3" table:number-rows-spanned="1">
            <text:p>El “learning rate” (tasa de aprendizaje) es un hiperparámetro crucial en algoritmos de optimización como el descenso por gradiente. En esencia, controla el tamaño del paso que el algoritmo da en cada iteración para encontrar el mínimo de una función (en este caso, la función de pérdida del modelo de aprendizaje automático). <text:s/>Su correcta configuración es vital para la convergencia del descenso por gradiente.</text:p>
          </table:table-cell>
          <table:covered-table-cell table:number-columns-repeated="2"/>
        </table:table-row>
        <table:table-row table:style-name="ro6">
          <table:table-cell table:number-columns-repeated="2"/>
          <table:table-cell office:value-type="string" calcext:value-type="string">
            <text:p>¿Qué tasa de retroceso glacial se reporta para el Antisana?</text:p>
          </table:table-cell>
          <table:table-cell office:value-type="string" calcext:value-type="string">
            <text:p>single hop</text:p>
          </table:table-cell>
          <table:table-cell office:value-type="string" calcext:value-type="string">
            <text:p>No tiene links validos</text:p>
          </table:table-cell>
          <table:table-cell office:value-type="string" calcext:value-type="string" table:number-columns-spanned="3" table:number-rows-spanned="1">
            <text:p>La tasa de retroceso glacial en el Antisana es extremadamente alta y alarmante. <text:s/>Las mediciones más recientes y precisas, basadas en datos de radar y análisis de la superficie glaciar, indican que el glaciar principal de Antisana ha perdido aproximadamente 130 metros (430 pies) de espesor en los últimos 20 años (2003-2023). </text:p>
          </table:table-cell>
          <table:covered-table-cell table:number-columns-repeated="2"/>
        </table:table-row>
        <table:table-row table:style-name="ro14">
          <table:table-cell table:number-columns-repeated="2"/>
          <table:table-cell office:value-type="string" calcext:value-type="string">
            <text:p>¿Qué especie de manglar domina en estuarios ecuatorianos y qué servicio ecosistémico crítico se cuantifica ante escenarios de aumento del nivel del mar?</text:p>
          </table:table-cell>
          <table:table-cell office:value-type="string" calcext:value-type="string">
            <text:p>Multi-hop</text:p>
          </table:table-cell>
          <table:table-cell office:value-type="string" calcext:value-type="string">
            <text:p>No tiene links validos</text:p>
          </table:table-cell>
          <table:table-cell office:value-type="string" calcext:value-type="string" table:number-columns-spanned="3" table:number-rows-spanned="1">
            <text:p>La especie de manglar que domina en los estuarios ecuatorianos es, sin duda, el Rhizophora mangle (manglar rojo). <text:s/>Es la especie más extendida y abundante en la mayoría de los estuarios costeros del país, incluyendo los más importantes como el Estuario del Guayas, el Estuario de Pichincha, el Estuario de Esmeraldas y el Estuario del Atrorío. <text:s/>Su presencia es fundamental para la estructura y función de estos ecosistemas. <text:s/>Ante escenarios de aumento del nivel del mar, el servicio ecosistémico más crítico que se cuantifica con el Rhizophora mangle es su capacidad de actuar como una barrera natural contra la erosión costera y el impacto de las marejadas ciclónicas.</text:p>
          </table:table-cell>
          <table:covered-table-cell table:number-columns-repeated="2"/>
        </table:table-row>
        <table:table-row table:style-name="ro5">
          <table:table-cell table:number-columns-repeated="2"/>
          <table:table-cell office:value-type="string" calcext:value-type="string">
            <text:p>¿Qué impacto combinado de El Niño y el calentamiento de largo plazo se reporta sobre la pesquería frente a la costa ecuatoriana?</text:p>
          </table:table-cell>
          <table:table-cell office:value-type="string" calcext:value-type="string">
            <text:p>Multi-hop</text:p>
          </table:table-cell>
          <table:table-cell office:value-type="string" calcext:value-type="string">
            <text:p>No tiene links validos</text:p>
          </table:table-cell>
          <table:table-cell office:value-type="string" calcext:value-type="string" table:number-columns-spanned="3" table:number-rows-spanned="1">
            <text:p>El impacto combinado de El Niño y el calentamiento de largo plazo (también conocido como cambio climático) sobre la pesquería frente a la costa ecuatoriana es complejo y está generando una profunda transformación en la industria pesquera. Los científicos y pescadores están observando una serie de cambios interrelacionados que están afectando la abundancia, distribución y calidad de las especies marinas.</text:p>
          </table:table-cell>
          <table:covered-table-cell table:number-columns-repeated="2"/>
        </table:table-row>
        <table:table-row table:style-name="ro15">
          <table:table-cell table:number-columns-repeated="2"/>
          <table:table-cell office:value-type="string" calcext:value-type="string">
            <text:p>¿Cómo combinan los estudios de capacidad de carga y las reglas de uso para mitigar impactos en senderos y playas?</text:p>
          </table:table-cell>
          <table:table-cell office:value-type="string" calcext:value-type="string">
            <text:p>Multi-hop</text:p>
          </table:table-cell>
          <table:table-cell office:value-type="string" calcext:value-type="string">
            <text:p>No tiene links validos</text:p>
          </table:table-cell>
          <table:table-cell office:value-type="string" calcext:value-type="string" table:number-columns-spanned="3" table:number-rows-spanned="1">
            <text:p>La combinación de estudios de capacidad de carga y reglas de uso representa un enfoque integral y efectivo para mitigar los impactos en senderos y playas, especialmente en zonas turísticas y áreas de alta demanda. Aquí te explico cómo se implementa esta estrategia: <text:s/>1. Estudio de Capacidad de Carga: <text:s/>• <text:s text:c="2"/>Definición: Este estudio cuantifica el número máximo de visitantes que una playa o sendero puede soportar sin sufrir degradación significativa de su entorno natural. • <text:s text:c="2"/>Variables Consideradas: Se analizan diversos factores, incluyendo: <text:s text:c="4"/>* <text:s text:c="2"/>Tamaño y características del área: Longitud de la playa, anchura del sendero, topografía. <text:s text:c="4"/>* <text:s text:c="2"/>Fragilidad del ecosistema: Tipo de arena, vegetación, presencia de especies vulnerables, estado de la vegetación. <text:s text:c="4"/>* <text:s text:c="2"/>Presencia de servicios: <text:s/>Número de baños, áreas de sombra, puestos de comida, etc. <text:s text:c="4"/>* <text:s text:c="2"/>Tipo de actividad: <text:s/>Número de personas que realizan actividades específicas (nadar, caminar, practicar deportes, etc.). • <text:s text:c="2"/>Resultados: Se establece un número máximo de visitantes diario o semanal, basado en la capacidad de recuperación del ecosistema. <text:s/>2. Reglas de Uso (Basadas en la Capacidad de Carga): <text:s/>• <text:s text:c="2"/>Limitación de Visitantes: Las reglas de uso establecen límites al número de visitantes permitidos en un área determinada, utilizando la capacidad de carga como base. • <text:s text:c="2"/>Horarios de Acceso Restringidos: Se pueden establecer horarios de acceso restringidos para evitar la concentración de visitantes en horas pico y permitir la recuperación del ecosistema durante las horas de menor demanda. • <text:s text:c="2"/>Restricciones de Actividades: Se pueden restringir ciertas actividades que son especialmente perjudiciales para el entorno, como la construcción de fogatas, el uso de vehículos en la arena, o la descarga de residuos. • <text:s text:c="2"/>Zonas de Protección: Se pueden designar zonas de protección donde se prohíben todas o algunas actividades para preservar áreas de alta biodiversidad o de importancia cultural. • <text:s text:c="2"/>Uso de Infraestructura: Se puede regular el uso de la infraestructura existente (baños, áreas de sombra, etc.) para evitar su sobreutilización y deterioro.</text:p>
          </table:table-cell>
          <table:covered-table-cell table:number-columns-repeated="2"/>
        </table:table-row>
        <table:table-row table:style-name="ro16">
          <table:table-cell table:number-columns-repeated="2"/>
          <table:table-cell office:value-type="string" calcext:value-type="string">
            <text:p>¿Qué relación existe entre procesos de internacionalización y el fortalecimiento de posgrados e investigación?</text:p>
          </table:table-cell>
          <table:table-cell office:value-type="string" calcext:value-type="string">
            <text:p>Multi-hop</text:p>
          </table:table-cell>
          <table:table-cell office:value-type="string" calcext:value-type="string">
            <text:p>No tiene links validos</text:p>
          </table:table-cell>
          <table:table-cell office:value-type="string" calcext:value-type="string" table:number-columns-spanned="3" table:number-rows-spanned="1">
            <text:p>La relación entre procesos de internacionalización y el fortalecimiento de posgrados e investigación es cada vez más intrínseca y crucial para el desarrollo de sistemas de innovación y conocimiento de alta calidad. Se trata de una relación simbiótica que impulsa el crecimiento y la competitividad de las universidades y de las naciones. Aquí te detallo los mecanismos clave de esta relación: <text:s/>1. Intercambio de Conocimiento y Expertos: <text:s/>• <text:s text:c="2"/>Movilidad académica: Los programas de intercambio de estudiantes y profesores a nivel internacional son la base de esta relación. Los estudiantes expuestos a metodologías, enfoques y perspectivas internacionales enriquecen su formación. Los profesores, al regresar, traen consigo nuevas ideas y conocimientos. • <text:s text:c="2"/>Colaboración en proyectos de investigación: La internacionalización impulsa la creación de redes de investigación conjuntas entre universidades de diferentes países. Estas colaboraciones permiten acceder a recursos, metodologías y conocimientos especializados que no estarían disponibles de otra manera. <text:s/>2. Mejora de la Calidad de la Investigación: <text:s/>• <text:s text:c="2"/>Estándares internacionales: La participación en proyectos internacionales obliga a las universidades a adoptar estándares de calidad de investigación más altos. • <text:s text:c="2"/>Acceso a recursos de vanguardia: La colaboración internacional facilita el acceso a laboratorios, equipos y bases de datos de última generación. • <text:s text:c="2"/>Evaluación por pares: La participación en evaluaciones internacionales de investigación (como las realizadas por agencias de financiación como la Agencia Nacional de Investigación - ANID en Chile, o la Comisión Europea) impulsa la mejora continua de la calidad de la investigación.</text:p>
          </table:table-cell>
          <table:covered-table-cell table:number-columns-repeated="2"/>
        </table:table-row>
        <table:table-row table:style-name="ro17">
          <table:table-cell table:number-columns-repeated="2"/>
          <table:table-cell office:value-type="string" calcext:value-type="string">
            <text:p>¿De qué manera se conectan las rutas de navegación turística y la zonificación de la Reserva Marina con el avistamiento de megafauna?</text:p>
          </table:table-cell>
          <table:table-cell office:value-type="string" calcext:value-type="string">
            <text:p>Multi-hop</text:p>
          </table:table-cell>
          <table:table-cell office:value-type="string" calcext:value-type="string">
            <text:p>No tiene links validos</text:p>
          </table:table-cell>
          <table:table-cell office:value-type="string" calcext:value-type="string" table:number-columns-spanned="3" table:number-rows-spanned="1">
            <text:p>La conexión entre las rutas de navegación turística, la zonificación de una Reserva Marina y el avistamiento de megafauna es un intrincado entramado que requiere una gestión cuidadosa para maximizar el disfrute del visitante y proteger la biodiversidad marina. Aquí te detallo cómo se relacionan y cómo se busca equilibrar estos elementos: <text:s/>1. La Zonificación como Marco de Protección: <text:s/>• <text:s text:c="2"/>Definición de Zonas: Una Reserva Marina se divide en zonas con diferentes niveles de protección, que pueden incluir: <text:s text:c="4"/>* <text:s text:c="2"/>Zona de Protección Total: Prohibe todas las actividades humanas, incluyendo la navegación. <text:s text:c="4"/>* <text:s text:c="2"/>Zona de Uso Restringido: Permite actividades como el avistamiento de megafauna con estrictas regulaciones (número de embarcaciones, distancia mínima, horarios, etc.). <text:s text:c="4"/>* <text:s text:c="2"/>Zona de Uso Limitado: Permite actividades de pesca y otras actividades económicas con regulaciones específicas. • <text:s text:c="2"/>Objetivo: La zonificación busca proteger las áreas críticas para la megafauna, como zonas de alimentación, reproducción y descanso. <text:s/>2. Las Rutas de Navegación Turística:</text:p>
          </table:table-cell>
          <table:covered-table-cell table:number-columns-repeated="2"/>
        </table:table-row>
        <table:table-row table:style-name="ro18">
          <table:table-cell table:number-columns-repeated="2"/>
          <table:table-cell office:value-type="string" calcext:value-type="string">
            <text:p>¿Cuántas dosis de refuerzo se administraron el 31 de octubre de 2025 por cantón en Ecuador?</text:p>
          </table:table-cell>
          <table:table-cell office:value-type="string" calcext:value-type="string">
            <text:p>no answer</text:p>
          </table:table-cell>
          <table:table-cell office:value-type="string" calcext:value-type="string">
            <text:p>No tiene links validos</text:p>
          </table:table-cell>
          <table:table-cell office:value-type="string" calcext:value-type="string" table:number-columns-spanned="3" table:number-rows-spanned="1">
            <text:p>Determinar con exactitud el número de dosis de refuerzo administradas el 31 de octubre de 2025 en Ecuador es imposible en este momento (octubre de 2024). <text:s/>La razón es que el futuro es incierto y la cantidad de dosis administradas dependerá de una serie de factores que aún no se conocen: <text:s/>• <text:s text:c="2"/>Disponibilidad de Vacunas: La cantidad de dosis disponibles dependerá de la producción global de vacunas, los acuerdos de compra de Ecuador y la distribución efectiva de las vacunas. • <text:s text:c="2"/>Estrategia de Vacunación: La estrategia de vacunación del gobierno ecuatoriano en ese momento (2025) influirá en el público objetivo y la frecuencia de las dosis de refuerzo. Podría haber cambios en la población elegible para la vacunación. • <text:s text:c="2"/>Tasa de Admisión: La tasa de admisión de nuevas dosis a la población también afectará el número total de dosis administradas.</text:p>
          </table:table-cell>
          <table:covered-table-cell table:number-columns-repeated="2"/>
        </table:table-row>
        <table:table-row table:style-name="ro13">
          <table:table-cell table:number-columns-repeated="2"/>
          <table:table-cell office:value-type="string" calcext:value-type="string">
            <text:p>¿Qué es el gradient clipping y cuándo se utiliza?</text:p>
          </table:table-cell>
          <table:table-cell office:value-type="string" calcext:value-type="string">
            <text:p>no answer</text:p>
          </table:table-cell>
          <table:table-cell office:value-type="string" calcext:value-type="string">
            <text:p>No tiene links validos</text:p>
          </table:table-cell>
          <table:table-cell office:value-type="string" calcext:value-type="string" table:number-columns-spanned="3" table:number-rows-spanned="1">
            <text:p>El gradient clipping (recorte de gradiente) es una técnica de regularización utilizada en el entrenamiento de redes neuronales profundas, especialmente en arquitecturas recurrentes como las redes LSTM (Long Short-Term Memory) y GRU (Gated Recurrent Unit). Es una herramienta para mitigar el problema del "desvanecimiento del gradiente" y mejorar la estabilidad y velocidad del entrenamiento.</text:p>
          </table:table-cell>
          <table:covered-table-cell table:number-columns-repeated="2"/>
        </table:table-row>
        <table:table-row table:style-name="ro19">
          <table:table-cell table:number-columns-repeated="2"/>
          <table:table-cell office:value-type="string" calcext:value-type="string">
            <text:p>¿Cuántos milímetros subirá el nivel del mar en Esmeraldas cada año entre 2026 y 2050 ?</text:p>
          </table:table-cell>
          <table:table-cell office:value-type="string" calcext:value-type="string">
            <text:p>no answer</text:p>
          </table:table-cell>
          <table:table-cell office:value-type="string" calcext:value-type="string">
            <text:p>No tiene links validos</text:p>
          </table:table-cell>
          <table:table-cell office:value-type="string" calcext:value-type="string" table:number-columns-spanned="3" table:number-rows-spanned="1">
            <text:p>Determinar con exactitud la subida del nivel del mar en Esmeraldas entre 2026 y 2050 es complejo, ya que depende de múltiples factores, incluyendo la precisión de los modelos climáticos, la incertidumbre sobre las emisiones de gases de efecto invernadero y la respuesta del océano al calentamiento global. Sin embargo, basándose en las proyecciones más recientes del Panel Intergubernamental sobre el Cambio Climático (IPCC) y los modelos regionales, podemos ofrecer una estimación razonable.</text:p>
          </table:table-cell>
          <table:covered-table-cell table:number-columns-repeated="2"/>
        </table:table-row>
        <table:table-row table:style-name="ro20">
          <table:table-cell table:number-columns-repeated="2"/>
          <table:table-cell office:value-type="string" calcext:value-type="string">
            <text:p>¿Cuál es la tasa de empleabilidad por egresado individual y su salario ? </text:p>
          </table:table-cell>
          <table:table-cell office:value-type="string" calcext:value-type="string">
            <text:p>no answer</text:p>
          </table:table-cell>
          <table:table-cell office:value-type="string" calcext:value-type="string">
            <text:p>No tiene links validos</text:p>
          </table:table-cell>
          <table:table-cell office:value-type="string" calcext:value-type="string" table:number-columns-spanned="3" table:number-rows-spanned="1">
            <text:p>Obtener cifras precisas y actualizadas sobre la tasa de empleabilidad y salarios de egresados individuales en Ecuador es un desafío debido a la falta de una base de datos centralizada y actualizada. Sin embargo, podemos construir una estimación basada en datos de diversas fuentes, incluyendo el Instituto ecuatoriano de Estadística y Censo (IEC), universidades y estudios de mercado.</text:p>
          </table:table-cell>
          <table:covered-table-cell table:number-columns-repeated="2"/>
        </table:table-row>
        <table:table-row table:style-name="ro20">
          <table:table-cell table:number-columns-repeated="2"/>
          <table:table-cell office:value-type="string" calcext:value-type="string">
            <text:p>¿Cuántos milímetros <text:s/>de lluvia cayeron en cada barrio del país en cada día de 2024?</text:p>
          </table:table-cell>
          <table:table-cell office:value-type="string" calcext:value-type="string">
            <text:p>no answer</text:p>
          </table:table-cell>
          <table:table-cell office:value-type="string" calcext:value-type="string">
            <text:p>No tiene links validos</text:p>
          </table:table-cell>
          <table:table-cell office:value-type="string" calcext:value-type="string" table:number-columns-spanned="3" table:number-rows-spanned="1">
            <text:p>Obtener datos precisos de la precipitación diaria por barrio en Ecuador durante todo el 2024 es un desafío significativo. No existe una base de datos centralizada que registre la precipitación a esa granularidad (barrio y día) en tiempo real. Sin embargo, puedo proporcionar una estimación basada en los datos disponibles de fuentes clave y explicar cómo se recopilan y utilizan estos datos.</text:p>
          </table:table-cell>
          <table:covered-table-cell table:number-columns-repeated="2"/>
        </table:table-row>
      </table:table>
      <table:table table:name="retriever" table:style-name="ta1">
        <table:table-column table:style-name="co1" table:number-columns-repeated="2" table:default-cell-style-name="Default"/>
        <table:table-column table:style-name="co8" table:default-cell-style-name="ce7"/>
        <table:table-column table:style-name="co1" table:number-columns-repeated="2" table:default-cell-style-name="Default"/>
        <table:table-column table:style-name="co1" table:default-cell-style-name="ce27"/>
        <table:table-column table:style-name="co1" table:default-cell-style-name="Default"/>
        <table:table-column table:style-name="co9" table:default-cell-style-name="Default"/>
        <table:table-row table:style-name="ro1" table:number-rows-repeated="2">
          <table:table-cell table:number-columns-repeated="2"/>
          <table:table-cell table:style-name="Default"/>
          <table:table-cell table:number-columns-repeated="2"/>
          <table:table-cell table:style-name="Default"/>
          <table:table-cell table:number-columns-repeated="2"/>
        </table:table-row>
        <table:table-row table:style-name="ro9">
          <table:table-cell/>
          <table:table-cell table:style-name="ce28" office:value-type="string" calcext:value-type="string" table:number-columns-spanned="7" table:number-rows-spanned="1">
            <text:p>Retriver solo</text:p>
          </table:table-cell>
          <table:covered-table-cell table:number-columns-repeated="6" table:style-name="ce29"/>
        </table:table-row>
        <table:table-row table:style-name="ro21">
          <table:table-cell table:number-columns-repeated="2"/>
          <table:table-cell table:style-name="ce24" office:value-type="string" calcext:value-type="string">
            <text:p><text:span text:style-name="T1">¿Qué porcentaje de positividad </text:span><text:span text:style-name="T2">(</text:span><text:span text:style-name="T3">RT-qPCR</text:span><text:span text:style-name="T2">) </text:span><text:span text:style-name="T3">reportó el estudio masivo en 15 cantones de Manabí entre agosto y septiembre de 2020, y cuántas personas fueron evaluadas?</text:span></text:p>
          </table:table-cell>
          <table:table-cell table:style-name="ce20" office:value-type="string" calcext:value-type="string">
            <text:p>single hop</text:p>
          </table:table-cell>
          <table:table-cell/>
          <table:table-cell office:value-type="string" calcext:value-type="string" table:number-columns-spanned="3" table:number-rows-spanned="1">
            <text:p>El estudio masivo en 15 cantones de Manabí entre agosto y septiembre de 2020 evaluó a 4,003 personas. <text:s/>El porcentaje de positividad (RT-qPCR) fue del 16.13%.</text:p>
          </table:table-cell>
          <table:covered-table-cell table:number-columns-repeated="2"/>
        </table:table-row>
        <table:table-row table:style-name="ro19">
          <table:table-cell table:number-columns-repeated="2"/>
          <table:table-cell table:style-name="ce26" office:value-type="string" calcext:value-type="string">
            <text:p>¿Qué variables clínicas aparecen como más influyentes en la predicción de mortalidad por COVID-19 en Ecuador?</text:p>
          </table:table-cell>
          <table:table-cell table:style-name="ce20" office:value-type="string" calcext:value-type="string">
            <text:p>single hop</text:p>
          </table:table-cell>
          <table:table-cell/>
          <table:table-cell office:value-type="string" calcext:value-type="string" table:number-columns-spanned="3" table:number-rows-spanned="1">
            <text:p>Basándose en la información proporcionada, las variables clínicas que influyen en la predicción de mortalidad por COVID-19 en Ecuador son: <text:s/>* <text:s text:c="2"/>**Edad:** Ser mayor de 75 años aumenta significativamente el riesgo de mortalidad (SHR = 17.97). * <text:s text:c="2"/>**Género:** Ser hombre (SHR = 1.29). * <text:s text:c="2"/>**Ubicación geográfica:** Vivir en áreas rurales (SHR = 1.18) y a altitudes superiores a 2500 metros (SHR = 0.69) disminuyen la incidencia de muerte. * <text:s text:c="2"/>**Atención médica:** Recibir atención en un centro de salud público (SHR = 1.64) aumenta el riesgo. * <text:s text:c="2"/>**Etnia:** Indígenas (case fatality rate = 1.25%) tienen una tasa de mortalidad más alta. * <text:s text:c="2"/>**Comorbilidades:** Tener historial de comorbilidades aumenta el riesgo (2.08%). * <text:s text:c="2"/>**Ubicación (altitud):** Mujeres embarazadas que viven en altitudes inferiores a 2500 m tienen una tasa de mortalidad más alta (0.20/100,000) en comparación con aquellas que viven a altitudes superiores a 2500 m (0.17/100,000).</text:p>
          </table:table-cell>
          <table:covered-table-cell table:number-columns-repeated="2"/>
        </table:table-row>
        <table:table-row table:style-name="ro22">
          <table:table-cell table:number-columns-repeated="2"/>
          <table:table-cell table:style-name="ce17" office:value-type="string" calcext:value-type="string">
            <text:p><text:s/>¿Qué técnica se utilizó para el análisis de sentimiento en Twitter en Ecuador durante la pandemia de COVID-19?</text:p>
          </table:table-cell>
          <table:table-cell table:style-name="ce20" office:value-type="string" calcext:value-type="string">
            <text:p>single hop</text:p>
          </table:table-cell>
          <table:table-cell/>
          <table:table-cell office:value-type="string" calcext:value-type="string" table:number-columns-spanned="3" table:number-rows-spanned="1">
            <text:p>Based on the provided abstracts, here’s the information regarding the use of sentiment analysis for Twitter data during the COVID-19 pandemic in Ecuador: <text:s/>* <text:s text:c="2"/>**2020 - Government Communication Analysis:** One study analyzed the communication strategies of the Ecuadorian government on Twitter during the first six months of the pandemic. It focused on empathy and shortcomings. * <text:s text:c="2"/>**2021 - Candidate Analysis:** Several studies used sentiment analysis on Twitter data during the 2021 Ecuadorian presidential elections. Specifically, one study analyzed 35,242 tweets from candidates Guillermo Lasso and Andrés Arauz, classifying them based on sentiment (positive or negative) and emotion categories. Another study utilized sentiment analysis and bots detection to understand the political tendency of social bots during the election. <text:s/>Therefore, sentiment analysis was applied to Twitter data to analyze government communication, candidate behavior, and the presence of bots during the 2020-2021 timeframe in Ecuador.</text:p>
          </table:table-cell>
          <table:covered-table-cell table:number-columns-repeated="2"/>
        </table:table-row>
        <table:table-row table:style-name="ro6">
          <table:table-cell table:number-columns-repeated="2"/>
          <table:table-cell table:style-name="ce11" office:value-type="string" calcext:value-type="string">
            <text:p>¿Qué es el learning rate y cómo afecta la convergencia del descenso por gradiente?</text:p>
          </table:table-cell>
          <table:table-cell office:value-type="string" calcext:value-type="string">
            <text:p>single hop</text:p>
          </table:table-cell>
          <table:table-cell/>
          <table:table-cell office:value-type="string" calcext:value-type="string" table:number-columns-spanned="3" table:number-rows-spanned="1">
            <text:p>Basándonos en la información proporcionada, el learning rate es un parámetro crucial en el descenso por gradiente. En el contexto de un estudio sobre clasificación de enfermedades de café, se encontró que con un learning rate de 1 × 10 - 3, los optimizadores Adagrad y Adam fueron los mejores para la clasificación de enfermedades y la estimación de la severidad, respectivamente. Además, la búsqueda de la región transitable más cercana al usuario en una nube de puntos se reduce al buscar solamente en la parte baja de la nube de puntos, y al usar una red neuronal convolucional para clasificar parches.</text:p>
          </table:table-cell>
          <table:covered-table-cell table:number-columns-repeated="2"/>
        </table:table-row>
        <table:table-row table:style-name="ro23">
          <table:table-cell table:number-columns-repeated="2"/>
          <table:table-cell office:value-type="string" calcext:value-type="string">
            <text:p>¿Qué tasa de retroceso glacial se reporta para el Antisana?</text:p>
          </table:table-cell>
          <table:table-cell office:value-type="string" calcext:value-type="string">
            <text:p>single hop</text:p>
          </table:table-cell>
          <table:table-cell/>
          <table:table-cell office:value-type="string" calcext:value-type="string" table:number-columns-spanned="3" table:number-rows-spanned="1">
            <text:p>Based on the provided text, the following rates of glacial retreat are reported for the Antisana glacier: <text:s/>* <text:s text:c="2"/>**1956-1964:** -0.72 m w.e. yr-1 * <text:s text:c="2"/>**1979-1997:** -0.82 m w.e. yr-1 * <text:s text:c="2"/>**1965-1978:** 0.10 m w.e. yr-1 * <text:s text:c="2"/>**1998-2016:** -0.26 m w.e. yr-1 * <text:s text:c="2"/>**1990-2020:** A loss of 42% of the total glacier area (approximately 2429.38 km2 to 1409.11 km2).</text:p>
          </table:table-cell>
          <table:covered-table-cell table:number-columns-repeated="2"/>
        </table:table-row>
        <table:table-row table:style-name="ro6">
          <table:table-cell table:number-columns-repeated="2"/>
          <table:table-cell office:value-type="string" calcext:value-type="string">
            <text:p>¿Qué especie de manglar domina en estuarios ecuatorianos y qué servicio ecosistémico crítico se cuantifica ante escenarios de aumento del nivel del mar?</text:p>
          </table:table-cell>
          <table:table-cell office:value-type="string" calcext:value-type="string">
            <text:p>Multi-hop</text:p>
          </table:table-cell>
          <table:table-cell/>
          <table:table-cell office:value-type="string" calcext:value-type="string" table:number-columns-spanned="3" table:number-rows-spanned="1">
            <text:p>Based on the provided articles, it is not possible to determine the dominant mangrove species in the Ecuadorian estuaries. <text:s/>However, the articles do highlight a critical service that is being quantified: **water provision**. The Dashino River basin management plan, and research on the Gulf of Guayaquil mangroves, emphasize the importance of mangroves for regulating water flow and maintaining ecosystem services. The research also highlights the potential vulnerability of these mangroves to climate change and the need for continued monitoring and management to ensure water provision. </text:p>
          </table:table-cell>
          <table:covered-table-cell table:number-columns-repeated="2"/>
        </table:table-row>
        <table:table-row table:style-name="ro24">
          <table:table-cell table:number-columns-repeated="2"/>
          <table:table-cell office:value-type="string" calcext:value-type="string">
            <text:p>¿Qué impacto combinado de El Niño y el calentamiento de largo plazo se reporta sobre la pesquería frente a la costa ecuatoriana?</text:p>
          </table:table-cell>
          <table:table-cell office:value-type="string" calcext:value-type="string">
            <text:p>Multi-hop</text:p>
          </table:table-cell>
          <table:table-cell/>
          <table:table-cell office:value-type="string" calcext:value-type="string" table:number-columns-spanned="3" table:number-rows-spanned="1">
            <text:p>Based on the provided research summaries, here’s a combined answer to your question about the combined impact of El Niño and long-term warming on the Ecuadorian fisheries: <text:s/>The research suggests a complex interaction between El Niño events and long-term warming, particularly regarding the coastal Ecuadorian fisheries. Here's a breakdown of what the studies reveal: <text:s/>* <text:s text:c="2"/>**El Niño’s Dominance:** Generally, El Niño events are more salient than La Niña events in terms of their impact on fisheries. The 2017 El Niño event, triggered by a La Niña modoki, caused significant rainfall anomalies and flooding, leading to localized heavy rainfall and erosion. <text:s/>* <text:s text:c="2"/>**Spatial Variations in Impact:** The severity of El Niño impacts varies significantly by location. The lowest elevation areas (below 150m) were most severely affected by extreme anomalies during El Niño events, and the distance to the coastline and steepness of relief played a role. <text:s/>* <text:s text:c="2"/>**Temporal Patterns:** Extreme El Niño precipitation typically occurs in the first half of the second year of the event, and the highest anomalies are usually found at elevations between 800m and 1000m, as seen in the 1997/98, 2017 and 1982/83 events. <text:s/>* <text:s text:c="2"/>**Warming’s Influence:** Long-term warming, combined with El Niño, is likely exacerbating the effects. Specifically, warm waters near Esmeraldas may be pushing humpback whales toward their temperature niche limits, and changes in SSTs in breeding grounds such as Esmeraldas and Manabi fluctuate in response to El Niño and La Niña. <text:s/>* <text:s text:c="2"/>**Localized Changes:** While the El Niño signal could be detected at 3200-3900m, the most significant changes are observed in coastal and low-elevation areas. <text:s/>* <text:s text:c="2"/>**Nutrient Enrichment:** Human activities, such as road construction, have contributed to nutrient enrichment of Andean lakes, amplified by El Niño-driven flooding. <text:s/>**Important Note:** The data doesn’t provide a precise quantitative “combined” impact. However, the evidence strongly suggests that El Niño events are the dominant driver of coastal changes, but that these effects are intensified by the overall trend of long-term warming.</text:p>
          </table:table-cell>
          <table:covered-table-cell table:number-columns-repeated="2"/>
        </table:table-row>
        <table:table-row table:style-name="ro3">
          <table:table-cell table:number-columns-repeated="2"/>
          <table:table-cell office:value-type="string" calcext:value-type="string">
            <text:p>¿Cómo combinan los estudios de capacidad de carga y las reglas de uso para mitigar impactos en senderos y playas?</text:p>
          </table:table-cell>
          <table:table-cell office:value-type="string" calcext:value-type="string">
            <text:p>Multi-hop</text:p>
          </table:table-cell>
          <table:table-cell/>
          <table:table-cell office:value-type="string" calcext:value-type="string" table:number-columns-spanned="3" table:number-rows-spanned="1">
            <text:p>No hay información suficiente en los textos proporcionados para responder a la pregunta sobre cómo los estudios de capacidad de carga y las reglas de uso combinan para mitigar impactos en senderos y playas.</text:p>
          </table:table-cell>
          <table:covered-table-cell table:number-columns-repeated="2"/>
        </table:table-row>
        <table:table-row table:style-name="ro18">
          <table:table-cell table:number-columns-repeated="2"/>
          <table:table-cell office:value-type="string" calcext:value-type="string">
            <text:p>¿Qué relación existe entre procesos de internacionalización y el fortalecimiento de posgrados e investigación?</text:p>
          </table:table-cell>
          <table:table-cell office:value-type="string" calcext:value-type="string">
            <text:p>Multi-hop</text:p>
          </table:table-cell>
          <table:table-cell/>
          <table:table-cell office:value-type="string" calcext:value-type="string" table:number-columns-spanned="3" table:number-rows-spanned="1">
            <text:p>Based on the provided summaries, here’s a synthesized view of the relationship between internationalization processes and the strengthening of postgraduate studies and research, drawing from the most relevant information: <text:s/>Several studies demonstrate a positive correlation between internationalization efforts and research/postgraduate development. Specifically: <text:s/>* <text:s text:c="2"/>**Technical University of Machala:** The study at the Technical University of Machala found a “significant and positive correlation” between international competitive strategies and corporate identity, suggesting that international engagement strengthens the university’s research capabilities and institutional development. * <text:s text:c="2"/>**Use of ICTs in Internationalization:** The research on ICTs at Universidad Técnica Particular de Loja demonstrated that the increased participation in internationalization programs (facilitated by ICTs) led to a higher number of students involved, implicitly supporting stronger research engagement. * <text:s text:c="2"/>**Intellectual Capital &amp; Higher Education:** A study focusing on intellectual capital and its impact on Ecuadorian Higher Education Institutions, found that human and structural capital positively impacted budget allocation, indicating a link between internationalization-driven investment and research strengths. <text:s/>It’s important to note that the research highlights a network of collaboration between countries in the field of administrative sciences, suggesting that internationalization fosters a broader research ecosystem.</text:p>
          </table:table-cell>
          <table:covered-table-cell table:number-columns-repeated="2"/>
        </table:table-row>
        <table:table-row table:style-name="ro4">
          <table:table-cell table:number-columns-repeated="2"/>
          <table:table-cell office:value-type="string" calcext:value-type="string">
            <text:p>¿De qué manera se conectan las rutas de navegación turística y la zonificación de la Reserva Marina con el avistamiento de megafauna?</text:p>
          </table:table-cell>
          <table:table-cell office:value-type="string" calcext:value-type="string">
            <text:p>Multi-hop</text:p>
          </table:table-cell>
          <table:table-cell/>
          <table:table-cell office:value-type="string" calcext:value-type="string" table:number-columns-spanned="3" table:number-rows-spanned="1">
            <text:p>No hay información suficiente en los textos proporcionados para responder a la pregunta sobre cómo se conectan las rutas de navegación turística y la zonificación de la Reserva Marina con el avistamiento de megafauna.</text:p>
          </table:table-cell>
          <table:covered-table-cell table:number-columns-repeated="2"/>
        </table:table-row>
        <table:table-row table:style-name="ro8">
          <table:table-cell table:number-columns-repeated="2"/>
          <table:table-cell office:value-type="string" calcext:value-type="string">
            <text:p>¿Cuántas dosis de refuerzo se administraron el 31 de octubre de 2025 por cantón en Ecuador?</text:p>
          </table:table-cell>
          <table:table-cell office:value-type="string" calcext:value-type="string">
            <text:p>no answer</text:p>
          </table:table-cell>
          <table:table-cell/>
          <table:table-cell office:value-type="string" calcext:value-type="string" table:number-columns-spanned="3" table:number-rows-spanned="1">
            <text:p>No hay información suficiente en los documentos proporcionados para responder a la pregunta sobre cuántas dosis de refuerzo se administraron el 31 de octubre de 2025 por cantón en Ecuador.</text:p>
          </table:table-cell>
          <table:covered-table-cell table:number-columns-repeated="2"/>
        </table:table-row>
        <table:table-row table:style-name="ro8">
          <table:table-cell table:number-columns-repeated="2"/>
          <table:table-cell office:value-type="string" calcext:value-type="string">
            <text:p>¿Qué es el gradient clipping y cuándo se utiliza?</text:p>
          </table:table-cell>
          <table:table-cell office:value-type="string" calcext:value-type="string">
            <text:p>no answer</text:p>
          </table:table-cell>
          <table:table-cell/>
          <table:table-cell office:value-type="string" calcext:value-type="string" table:number-columns-spanned="3" table:number-rows-spanned="1">
            <text:p>No contexto fornecido, não há informações sobre o que é o gradient clipping ou quando se utiliza. O texto aborda a coleta e análise de dados em redes de parcelas permanentes de florestas tropicais, mas não discute o conceito de gradient clipping.</text:p>
          </table:table-cell>
          <table:covered-table-cell table:number-columns-repeated="2"/>
        </table:table-row>
        <table:table-row table:style-name="ro8">
          <table:table-cell table:number-columns-repeated="2"/>
          <table:table-cell office:value-type="string" calcext:value-type="string">
            <text:p>¿Cuántos milímetros subirá el nivel del mar en Esmeraldas cada año entre 2026 y 2050 ?</text:p>
          </table:table-cell>
          <table:table-cell office:value-type="string" calcext:value-type="string">
            <text:p>no answer</text:p>
          </table:table-cell>
          <table:table-cell/>
          <table:table-cell office:value-type="string" calcext:value-type="string" table:number-columns-spanned="3" table:number-rows-spanned="1">
            <text:p>No hay información suficiente en los textos proporcionados para determinar cuántos milímetros subirá el nivel del mar en Esmeraldas cada año entre 2026 y 2050.</text:p>
          </table:table-cell>
          <table:covered-table-cell table:number-columns-repeated="2"/>
        </table:table-row>
        <table:table-row table:style-name="ro25">
          <table:table-cell table:number-columns-repeated="2"/>
          <table:table-cell office:value-type="string" calcext:value-type="string">
            <text:p>¿Cuál es la tasa de empleabilidad por egresado individual y su salario ? </text:p>
          </table:table-cell>
          <table:table-cell office:value-type="string" calcext:value-type="string">
            <text:p>no answer</text:p>
          </table:table-cell>
          <table:table-cell/>
          <table:table-cell office:value-type="string" calcext:value-type="string" table:number-columns-spanned="3" table:number-rows-spanned="1">
            <text:p>Basándonos en la información proporcionada, aquí hay un resumen de la tasa de empleabilidad y salarios, aunque la información es limitada y no proporciona datos específicos: <text:s/>* <text:s text:c="2"/>**Gender Wage Gap in Ecuador:** En el estudio sobre graduados de la Facultad de Economía Agrícola de la Universidad Agraria del Ecuador, se encontró que existe una brecha salarial de género de aproximadamente 18.7%, atribuida principalmente a la discriminación de mercado. * <text:s text:c="2"/>**Job Transitions and Satisfaction:** Un estudio sobre el ENEMDU de Ecuador encontró que un cambio de un "mal trabajo" a un "buen trabajo" aumenta la satisfacción laboral en un 9.5% para los hombres y 9.5% para las mujeres, mientras que la reversión (de un buen a un mal trabajo) disminuye la satisfacción en 8.5% para los hombres y 8.5% para las mujeres. Sin embargo, no encontró un impacto significativo de las transiciones de empleo en la satisfacción de la vida. <text:s/>**Es importante tener en cuenta:** No hay datos sobre la tasa de empleabilidad general de los graduados, ni sobre los salarios promedio de los individuos. La información se centra en la existencia de un gap salarial de género y el impacto de las transiciones de empleo en la satisfacción laboral, en particular en el contexto del estudio sobre el ENEMDU de Ecuador.</text:p>
          </table:table-cell>
          <table:covered-table-cell table:number-columns-repeated="2"/>
        </table:table-row>
        <table:table-row table:style-name="ro3">
          <table:table-cell table:number-columns-repeated="2"/>
          <table:table-cell office:value-type="string" calcext:value-type="string">
            <text:p>¿Cuántos milímetros <text:s/>de lluvia cayeron en cada barrio del país en cada día de 2024?</text:p>
          </table:table-cell>
          <table:table-cell office:value-type="string" calcext:value-type="string">
            <text:p>no answer</text:p>
          </table:table-cell>
          <table:table-cell/>
          <table:table-cell office:value-type="string" calcext:value-type="string" table:number-columns-spanned="3" table:number-rows-spanned="1">
            <text:p>No hay información suficiente en el contexto para responder a la pregunta. El texto describe la creación y funcionamiento de redes de parcelas de largo plazo para estudiar bosques tropicales, pero no proporciona datos sobre la cantidad de lluvia que ha caído en cada barrio del país en cada día de 2024.</text:p>
          </table:table-cell>
          <table:covered-table-cell table:number-columns-repeated="2"/>
        </table:table-row>
      </table:table>
      <table:table table:name="retriever+rerrank+chunks" table:style-name="ta1">
        <table:table-column table:style-name="co1" table:default-cell-style-name="Default"/>
        <table:table-column table:style-name="co10" table:default-cell-style-name="Default"/>
        <table:table-column table:style-name="co11" table:default-cell-style-name="ce7"/>
        <table:table-column table:style-name="co1" table:number-columns-repeated="2" table:default-cell-style-name="Default"/>
        <table:table-column table:style-name="co1" table:default-cell-style-name="ce27"/>
        <table:table-column table:style-name="co1" table:default-cell-style-name="Default"/>
        <table:table-column table:style-name="co11" table:default-cell-style-name="Default"/>
        <table:table-row table:style-name="ro1">
          <table:table-cell table:number-columns-repeated="2"/>
          <table:table-cell table:style-name="Default"/>
          <table:table-cell table:number-columns-repeated="2"/>
          <table:table-cell table:style-name="Default"/>
          <table:table-cell table:number-columns-repeated="2"/>
        </table:table-row>
        <table:table-row table:style-name="ro9">
          <table:table-cell/>
          <table:table-cell table:style-name="ce28" office:value-type="string" calcext:value-type="string" table:number-columns-spanned="7" table:number-rows-spanned="1">
            <text:p>Retriver full</text:p>
          </table:table-cell>
          <table:covered-table-cell table:number-columns-repeated="6" table:style-name="ce29"/>
        </table:table-row>
        <table:table-row table:style-name="ro26">
          <table:table-cell table:number-columns-repeated="2"/>
          <table:table-cell table:style-name="ce24" office:value-type="string" calcext:value-type="string">
            <text:p><text:span text:style-name="T1">¿Qué porcentaje de positividad </text:span><text:span text:style-name="T2">(</text:span><text:span text:style-name="T3">RT-qPCR</text:span><text:span text:style-name="T2">) </text:span><text:span text:style-name="T3">reportó el estudio masivo en 15 cantones de Manabí entre agosto y septiembre de 2020, y cuántas personas fueron evaluadas?</text:span></text:p>
          </table:table-cell>
          <table:table-cell table:style-name="ce20" office:value-type="string" calcext:value-type="string">
            <text:p>single hop</text:p>
          </table:table-cell>
          <table:table-cell/>
          <table:table-cell office:value-type="string" calcext:value-type="string" table:number-columns-spanned="3" table:number-rows-spanned="1">
            <text:p>According to the study mass testing in 15 cantones of Manabí between August and September 2020, the overall infection rate of SARS-CoV-2 was 16.13%. A total of 4,003 people were tested.</text:p>
          </table:table-cell>
          <table:covered-table-cell table:number-columns-repeated="2"/>
        </table:table-row>
        <table:table-row table:style-name="ro10">
          <table:table-cell table:number-columns-repeated="2"/>
          <table:table-cell table:style-name="ce26" office:value-type="string" calcext:value-type="string">
            <text:p>¿Qué variables clínicas aparecen como más influyentes en la predicción de mortalidad por COVID-19 en Ecuador?</text:p>
          </table:table-cell>
          <table:table-cell table:style-name="ce20" office:value-type="string" calcext:value-type="string">
            <text:p>single hop</text:p>
          </table:table-cell>
          <table:table-cell/>
          <table:table-cell office:value-type="string" calcext:value-type="string" table:number-columns-spanned="3" table:number-rows-spanned="1">
            <text:p>Based on the provided summaries, here's a breakdown of the key variables identified as influential in predicting mortality by COVID-19 in Ecuador: <text:s/>* <text:s text:c="2"/>**Age:** Being of advanced age, especially older than or equal to 75 years, significantly increased the risk of death (SHR = 17.97). * <text:s text:c="2"/>**Sex:** Being male (SHR = 1.29) was associated with a higher incidence of death. * <text:s text:c="2"/>**Location:** Living in rural areas (SHR = 1.18) increased the risk of death, as did receiving care in a public health center (SHR = 1.64). Conversely, living at an elevation higher than 2,500 meters above sea level decreased the incidence of death (SHR = 0.69). * <text:s text:c="2"/>**Hospital Supply and Distribution:** Guayaquil had the highest number of deaths and the lowest rate of Health Centers, while Cuenca had the lowest number of deaths and the highest HC rate. * <text:s text:c="2"/>**Model Predictions:** The multivariate forecasting model showed variations in biosecurity measures, exposed population, and vaccination as factors that affected the spread of the virus. * <text:s text:c="2"/>**Maternal Mortality:** The study found a case fatality rate of 0.67% for COVID-19 in pregnant women. <text:s/>It's important to note that these findings are based on specific studies and analyses conducted in Ecuador during the timeframe of the provided summaries (primarily 2020-2021).</text:p>
          </table:table-cell>
          <table:covered-table-cell table:number-columns-repeated="2"/>
        </table:table-row>
        <table:table-row table:style-name="ro27">
          <table:table-cell table:number-columns-repeated="2"/>
          <table:table-cell table:style-name="ce17" office:value-type="string" calcext:value-type="string">
            <text:p><text:s/>¿Qué técnica se utilizó para el análisis de sentimiento en Twitter en Ecuador durante la pandemia de COVID-19?</text:p>
          </table:table-cell>
          <table:table-cell table:style-name="ce20" office:value-type="string" calcext:value-type="string">
            <text:p>single hop</text:p>
          </table:table-cell>
          <table:table-cell/>
          <table:table-cell office:value-type="string" calcext:value-type="string" table:number-columns-spanned="3" table:number-rows-spanned="1">
            <text:p>Based on the provided abstracts, here’s the information regarding the use of sentiment analysis for Twitter data during the COVID-19 pandemic in Ecuador: <text:s/>* <text:s text:c="2"/>**2020 - Government Communication Analysis:** One study analyzed the communication strategies of the Ecuadorian government on Twitter during the first six months of the pandemic. It focused on empathy and shortcomings. * <text:s text:c="2"/>**2021 - Candidate Analysis:** Several studies used sentiment analysis on Twitter data during the 2021 Ecuadorian presidential elections. Specifically, one study analyzed 35,242 tweets from candidates Guillermo Lasso and Andrés Arauz, classifying them based on sentiment (positive or negative) and emotion categories. Another study utilized sentiment analysis and bots detection to understand the political tendency of social bots during the election. <text:s/>Therefore, sentiment analysis was applied to Twitter data to analyze government communication, candidate behavior, and the presence of bots during the 2020-2021 timeframe in Ecuador.</text:p>
          </table:table-cell>
          <table:covered-table-cell table:number-columns-repeated="2"/>
        </table:table-row>
        <table:table-row table:style-name="ro14">
          <table:table-cell table:number-columns-repeated="2"/>
          <table:table-cell table:style-name="ce11" office:value-type="string" calcext:value-type="string">
            <text:p>¿Qué es el learning rate y cómo afecta la convergencia del descenso por gradiente?</text:p>
          </table:table-cell>
          <table:table-cell office:value-type="string" calcext:value-type="string">
            <text:p>single hop</text:p>
          </table:table-cell>
          <table:table-cell/>
          <table:table-cell office:value-type="string" calcext:value-type="string" table:number-columns-spanned="3" table:number-rows-spanned="1">
            <text:p>Basándonos en la información proporcionada, el learning rate es un parámetro crucial en el descenso por gradiente. En el contexto de un estudio sobre clasificación de enfermedades de café, se encontró que con un learning rate de 1 × 10 - 3, los optimizadores Adagrad y Adam fueron los mejores para la clasificación de enfermedades y la estimación de la severidad, respectivamente. Además, la búsqueda de la región transitable más cercana al usuario en una nube de puntos se reduce al buscar solamente en la parte baja de la nube de puntos, y al usar una red neuronal convolucional para clasificar parches.</text:p>
          </table:table-cell>
          <table:covered-table-cell table:number-columns-repeated="2"/>
        </table:table-row>
        <table:table-row table:style-name="ro6">
          <table:table-cell table:number-columns-repeated="2"/>
          <table:table-cell office:value-type="string" calcext:value-type="string">
            <text:p>¿Qué tasa de retroceso glacial se reporta para el Antisana?</text:p>
          </table:table-cell>
          <table:table-cell office:value-type="string" calcext:value-type="string">
            <text:p>single hop</text:p>
          </table:table-cell>
          <table:table-cell/>
          <table:table-cell office:value-type="string" calcext:value-type="string" table:number-columns-spanned="3" table:number-rows-spanned="1">
            <text:p>Based on the provided text, the following rates of glacial retreat are reported for the Antisana glacier: <text:s/>* <text:s text:c="2"/>**1956-1964:** -0.72 m w.e. yr-1 * <text:s text:c="2"/>**1979-1997:** -0.82 m w.e. yr-1 * <text:s text:c="2"/>**1965-1978:** 0.10 m w.e. yr-1 * <text:s text:c="2"/>**1998-2016:** -0.26 m w.e. yr-1 * <text:s text:c="2"/>**1990-2020:** A loss of 42% of the total glacier area (approximately 2429.38 km2 to 1409.11 km2).</text:p>
          </table:table-cell>
          <table:covered-table-cell table:number-columns-repeated="2"/>
        </table:table-row>
        <table:table-row table:style-name="ro28">
          <table:table-cell table:number-columns-repeated="2"/>
          <table:table-cell office:value-type="string" calcext:value-type="string">
            <text:p>¿Qué especie de manglar domina en estuarios ecuatorianos y qué servicio ecosistémico crítico se cuantifica ante escenarios de aumento del nivel del mar?</text:p>
          </table:table-cell>
          <table:table-cell office:value-type="string" calcext:value-type="string">
            <text:p>Multi-hop</text:p>
          </table:table-cell>
          <table:table-cell/>
          <table:table-cell office:value-type="string" calcext:value-type="string" table:number-columns-spanned="3" table:number-rows-spanned="1">
            <text:p>Los resúmenes proporcionan información sobre la biodiversidad de manglares en Ecuador (nuevas especies de Pristimantis), la gestión de áreas protegidas de manglares (AUSCEM), la importancia de los manglares para las comunidades locales y la necesidad de más investigación sobre los servicios ecosistémicos de los manglares, especialmente en relación con el impacto del cambio climático y la gestión de los recursos hídricos. Sin embargo, no hay una descripción específica de la especie dominante en los estuarios ni un enfoque particular en un servicio ecosistémico específico para la proyección de escenarios de aumento del nivel del mar.</text:p>
          </table:table-cell>
          <table:covered-table-cell table:number-columns-repeated="2"/>
        </table:table-row>
        <table:table-row table:style-name="ro27">
          <table:table-cell table:number-columns-repeated="2"/>
          <table:table-cell table:style-name="ce30" office:value-type="string" calcext:value-type="string">
            <text:p>¿Qué impacto combinado de El Niño y el calentamiento de largo plazo se reporta sobre la pesquería frente a la costa ecuatoriana?</text:p>
          </table:table-cell>
          <table:table-cell office:value-type="string" calcext:value-type="string">
            <text:p>Multi-hop</text:p>
          </table:table-cell>
          <table:table-cell/>
          <table:table-cell office:value-type="string" calcext:value-type="string" table:number-columns-spanned="3" table:number-rows-spanned="1">
            <text:p>Basándonos en la información proporcionada, se puede establecer la siguiente relación entre procesos de internacionalización y el fortalecimiento de posgrados e investigación:</text:p>
            <text:p/>
            <text:p>*   **La Technical University of Machala** (y otros estudios sobre startups en Latinoamérica) identifican una correlación positiva entre estrategias de internacionalización y la construcción de una identidad corporativa sólida. Esto sugiere que la búsqueda de la internacionalización impulsa la necesidad de fortalecer la investigación y el desarrollo institucional.</text:p>
            <text:p>*   El estudio sobre la Technical University of Machala destaca la importancia de la innovación y el conocimiento científico para apoyar nuevas estrategias de internacionalización y mejorar la identidad corporativa.</text:p>
            <text:p>*   El análisis de publicaciones científicas en administración en Latinoamérica indica una necesidad de fortalecer la colaboración y el desarrollo de una escuela propia adaptada al entorno socioeconómico, lo cual podría impulsar la investigación en los posgrados.</text:p>
            <text:p/>
            <text:p>En resumen, la internacionalización se presenta como un catalizador para el fortalecimiento de los posgrados e investigación, particularmente a través de la búsqueda de innovación, colaboración y adaptación a contextos específicos.</text:p>
          </table:table-cell>
          <table:covered-table-cell table:number-columns-repeated="2"/>
        </table:table-row>
        <table:table-row table:style-name="ro20">
          <table:table-cell table:number-columns-repeated="2"/>
          <table:table-cell office:value-type="string" calcext:value-type="string">
            <text:p>¿Cómo combinan los estudios de capacidad de carga y las reglas de uso para mitigar impactos en senderos y playas?</text:p>
          </table:table-cell>
          <table:table-cell office:value-type="string" calcext:value-type="string">
            <text:p>Multi-hop</text:p>
          </table:table-cell>
          <table:table-cell/>
          <table:table-cell office:value-type="string" calcext:value-type="string" table:number-columns-spanned="3" table:number-rows-spanned="1">
            <text:p>No hay información suficiente en los documentos proporcionados para responder a la pregunta sobre cómo los estudios de capacidad de carga y las reglas de uso mitigan impactos en senderos y playas. Los documentos tratan sobre temas como el monitoreo de impactos turísticos en el Parque Nacional Galápagos, evaluación de daños estructurales por deslizamientos de tierra, cambios ecológicos en lagos andinos y la relación entre el entorno construido y la actividad física en América Latina.</text:p>
          </table:table-cell>
          <table:covered-table-cell table:number-columns-repeated="2"/>
        </table:table-row>
        <table:table-row table:style-name="ro29">
          <table:table-cell table:number-columns-repeated="2"/>
          <table:table-cell office:value-type="string" calcext:value-type="string">
            <text:p>¿Qué relación existe entre procesos de internacionalización y el fortalecimiento de posgrados e investigación?</text:p>
          </table:table-cell>
          <table:table-cell office:value-type="string" calcext:value-type="string">
            <text:p>Multi-hop</text:p>
          </table:table-cell>
          <table:table-cell/>
          <table:table-cell office:value-type="string" calcext:value-type="string" table:number-columns-spanned="3" table:number-rows-spanned="1">
            <text:p>Based on the provided summaries, here’s what can be gleaned about the relationship between internationalization processes and the strengthening of postgraduate studies and research, particularly concerning the Technical University of Machala and broader trends in Latin America: <text:s/>* <text:s text:c="2"/>**Technical University of Machala:** There’s a significant positive correlation between international competitive strategies and the university's corporate identity (Spearman’s Rho = 0.642). This suggests that pursuing internationalization efforts strengthens the university's identity and its ability to collaborate with other institutions. * <text:s text:c="2"/>**General Trend – Internationalization drives Research:** Several studies point to internationalization as a catalyst for research development. The “International competitive strategies and corporate identity” study directly links internationalization to stronger research. The “Map of scientific publications” highlights a network of collaboration in research, facilitated by international engagement. * <text:s text:c="2"/>**Postgraduate Strengthening:** The consistent emphasis on international strategies and collaboration within these studies implies a strengthening of postgraduate programs and research capacity. Universities engaging in internationalization are more likely to develop robust research programs and attract international partnerships. <text:s/>**Important Note:** The provided summaries do not directly address the relationship between internationalization and the *specific* strengthening of postgraduate studies. However, they strongly indicate a link between international engagement and enhanced research capabilities, which is a key component of postgraduate development.</text:p>
          </table:table-cell>
          <table:covered-table-cell table:number-columns-repeated="2"/>
        </table:table-row>
        <table:table-row table:style-name="ro30">
          <table:table-cell table:number-columns-repeated="2"/>
          <table:table-cell office:value-type="string" calcext:value-type="string">
            <text:p>¿De qué manera se conectan las rutas de navegación turística y la zonificación de la Reserva Marina con el avistamiento de megafauna?</text:p>
          </table:table-cell>
          <table:table-cell office:value-type="string" calcext:value-type="string">
            <text:p>Multi-hop</text:p>
          </table:table-cell>
          <table:table-cell/>
          <table:table-cell office:value-type="string" calcext:value-type="string" table:number-columns-spanned="3" table:number-rows-spanned="1">
            <text:p>Based on the provided articles, there isn't enough information to answer how navigation routes and marina zoning connect with megafauna sightings. <text:s text:c="2"/>Here's what the articles do discuss related to this topic: <text:s/>* <text:s text:c="2"/>**Galapagos Islands:** The Galapagos Islands, a location frequently associated with megafauna, are subject to strong tourist pressure and conservation policies. * <text:s text:c="2"/>**Guayaquil:** The analysis of tourist development in Guayaquil highlights the need to assess geosites (natural areas) and their potential environmental impacts, especially concerning areas like Cerro San Pedro and Zeolites quarries. * <text:s text:c="2"/>**General Tourism &amp; Landscape:** Several articles emphasize the role of the natural landscape as a strategic element in nature tourism, and how landscape influences tourist perceptions and destination choices. However, they don't directly link this to megafauna sightings or navigation routes. <text:s/>Essentially, the articles don't offer a specific mechanism or connection between these elements.</text:p>
          </table:table-cell>
          <table:covered-table-cell table:number-columns-repeated="2"/>
        </table:table-row>
        <table:table-row table:style-name="ro6">
          <table:table-cell table:number-columns-repeated="2"/>
          <table:table-cell office:value-type="string" calcext:value-type="string">
            <text:p>¿Cuántas dosis de refuerzo se administraron el 31 de octubre de 2025 por cantón en Ecuador?</text:p>
          </table:table-cell>
          <table:table-cell office:value-type="string" calcext:value-type="string">
            <text:p>no answer</text:p>
          </table:table-cell>
          <table:table-cell/>
          <table:table-cell office:value-type="string" calcext:value-type="string" table:number-columns-spanned="3" table:number-rows-spanned="1">
            <text:p>No hay información suficiente en los artículos proporcionados para determinar cuántas dosis de refuerzo se administraron el 31 de octubre de 2025 por cantón en Ecuador.</text:p>
          </table:table-cell>
          <table:covered-table-cell table:number-columns-repeated="2"/>
        </table:table-row>
        <table:table-row table:style-name="ro4">
          <table:table-cell table:number-columns-repeated="2"/>
          <table:table-cell office:value-type="string" calcext:value-type="string">
            <text:p>¿Qué es el gradient clipping y cuándo se utiliza?</text:p>
          </table:table-cell>
          <table:table-cell office:value-type="string" calcext:value-type="string">
            <text:p>no answer</text:p>
          </table:table-cell>
          <table:table-cell/>
          <table:table-cell office:value-type="string" calcext:value-type="string" table:number-columns-spanned="3" table:number-rows-spanned="1">
            <text:p>Basándome únicamente en la información proporcionada en los resúmenes de los artículos científicos, no hay información suficiente para definir qué es el gradient clipping y cuándo se utiliza.</text:p>
          </table:table-cell>
          <table:covered-table-cell table:number-columns-repeated="2"/>
        </table:table-row>
        <table:table-row table:style-name="ro31">
          <table:table-cell table:number-columns-repeated="2"/>
          <table:table-cell office:value-type="string" calcext:value-type="string">
            <text:p>¿Cuántos milímetros subirá el nivel del mar en Esmeraldas cada año entre 2026 y 2050 ?</text:p>
          </table:table-cell>
          <table:table-cell office:value-type="string" calcext:value-type="string">
            <text:p>no answer</text:p>
          </table:table-cell>
          <table:table-cell/>
          <table:table-cell office:value-type="string" calcext:value-type="string" table:number-columns-spanned="3" table:number-rows-spanned="1">
            <text:p>No hay información suficiente en los textos proporcionados para determinar cuántos milímetros subirá el nivel del mar en Esmeraldas cada año entre 2026 y 2050.</text:p>
          </table:table-cell>
          <table:covered-table-cell table:number-columns-repeated="2"/>
        </table:table-row>
        <table:table-row table:style-name="ro4">
          <table:table-cell table:number-columns-repeated="2"/>
          <table:table-cell office:value-type="string" calcext:value-type="string">
            <text:p>¿Cuál es la tasa de empleabilidad por egresado individual y su salario ? </text:p>
          </table:table-cell>
          <table:table-cell office:value-type="string" calcext:value-type="string">
            <text:p>no answer</text:p>
          </table:table-cell>
          <table:table-cell/>
          <table:table-cell office:value-type="string" calcext:value-type="string" table:number-columns-spanned="3" table:number-rows-spanned="1">
            <text:p>No hay información suficiente en los artículos proporcionados para determinar la tasa de empleabilidad por egresado individual o su salario. Los textos tratan sobre temas como salud intercultural, empleo informal, discriminación laboral, personalidad y movilización social, pero no ofrecen datos sobre tasas de empleabilidad o salarios. </text:p>
          </table:table-cell>
          <table:covered-table-cell table:number-columns-repeated="2"/>
        </table:table-row>
        <table:table-row table:style-name="ro31">
          <table:table-cell table:number-columns-repeated="2"/>
          <table:table-cell office:value-type="string" calcext:value-type="string">
            <text:p>¿Cuántos milímetros <text:s/>de lluvia cayeron en cada barrio del país en cada día de 2024?</text:p>
          </table:table-cell>
          <table:table-cell office:value-type="string" calcext:value-type="string">
            <text:p>no answer</text:p>
          </table:table-cell>
          <table:table-cell/>
          <table:table-cell office:value-type="string" calcext:value-type="string" table:number-columns-spanned="3" table:number-rows-spanned="1">
            <text:p>No hay información suficiente en los textos proporcionados para responder a la pregunta sobre la cantidad de lluvia que cayó en cada barrio del país en cada día de 2024.</text:p>
          </table:table-cell>
          <table:covered-table-cell table:number-columns-repeated="2"/>
        </table:table-row>
      </table:table>
      <table:named-expressions/>
      <table:database-ranges>
        <table:database-range table:name="__Anonymous_Sheet_DB__0" table:target-range-address="ground.C21:ground.C35"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mily-generic="system" style:font-pitch="variable"/>
    <style:font-face style:name="JetBrains Mono" svg:font-family="'JetBrains Mono'" style:font-family-generic="moder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CA" style:letter-kerning="true" style:font-name-asian="Cantarell"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3">0000-00-00</text:date>, <text:time style:data-style-name="N2" text:time-value="12:31:19.4208565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4T13:33:49.069681779</meta:creation-date>
    <dc:date>2025-11-13T15:22:34.095637713</dc:date>
    <meta:editing-duration>PT39M15S</meta:editing-duration>
    <meta:editing-cycles>7</meta:editing-cycles>
    <meta:generator>LibreOffice/25.2.7.2$Linux_X86_64 LibreOffice_project/520$Build-2</meta:generator>
    <meta:document-statistic meta:table-count="4" meta:cell-count="236" meta:object-count="0"/>
  </office:meta>
</office:document-meta>
</file>